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DeviceColorSpace.isRGB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eviceColorSpace.isGray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eviceColorSpace.isCMYK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eviceColorSpace.getNam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DFDeviceColorSpace.setColorSpace( int theColor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DeviceColorSpace.calculateNumComponen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DFDeviceColorSpace.PDFDeviceColorSpace( int theColor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DFDeviceColorSpace.isDevice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eviceColorSpace.getNum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eviceColorSpace.get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